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2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3" style:family="text">
      <style:text-properties fo:font-size="12.00pt" fo:font-weight="normal" fo:font-family="Verdana" style:font-family-asian="Verdana" style:font-family-complex="Verdana" fo:background-color="transparent" fo:color="#00b050"/>
    </style:style>
    <style:style style:name="T4" style:family="text">
      <style:text-properties fo:font-size="12.00pt" fo:font-weight="normal" fo:font-family="Verdana" style:font-family-asian="Verdana" style:font-family-complex="Verdana" fo:background-color="transparent" fo:color="#ff0000"/>
    </style:style>
    <style:style style:name="T5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6" style:family="text">
      <style:text-properties fo:font-size="12.00pt" fo:font-weight="normal" fo:font-family="Verdana" style:font-family-asian="Verdana" style:font-family-complex="Verdana" fo:background-color="transparent" fo:color="#00b050"/>
    </style:style>
    <style:style style:name="T7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8" style:family="text">
      <style:text-properties fo:font-size="12.00pt" fo:font-weight="normal" fo:font-family="Verdana" style:font-family-asian="Verdana" style:font-family-complex="Verdana" fo:background-color="transparent" fo:color="#00b050"/>
    </style:style>
    <style:style style:name="T9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10" style:family="text">
      <style:text-properties fo:font-size="12.00pt" fo:font-weight="normal" fo:font-family="Verdana" style:font-family-asian="Verdana" style:font-family-complex="Verdana" fo:background-color="transparent" fo:color="#00b050"/>
    </style:style>
    <style:style style:name="T11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12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13" style:family="text">
      <style:text-properties fo:font-size="12.00pt" fo:font-weight="normal" fo:font-family="Verdana" style:font-family-asian="Verdana" style:font-family-complex="Verdana" fo:background-color="transparent" fo:color="#00b050"/>
    </style:style>
    <style:style style:name="T14" style:family="text">
      <style:text-properties fo:font-size="12.00pt" fo:font-weight="normal" fo:font-family="Verdana" style:font-family-asian="Verdana" style:font-family-complex="Verdana" fo:background-color="transparent" fo:color="#00b050"/>
    </style:style>
    <style:style style:name="T15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16" style:family="text">
      <style:text-properties fo:font-size="12.00pt" fo:font-weight="normal" fo:font-family="Verdana" style:font-family-asian="Verdana" style:font-family-complex="Verdana" fo:background-color="transparent" fo:color="#00b050"/>
    </style:style>
    <style:style style:name="T17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18" style:family="text">
      <style:text-properties fo:font-size="12.00pt" fo:font-weight="normal" fo:font-family="Verdana" style:font-family-asian="Verdana" style:font-family-complex="Verdana" fo:background-color="transparent" fo:color="#00b050"/>
    </style:style>
    <style:style style:name="T19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20" style:family="text">
      <style:text-properties fo:font-size="12.00pt" fo:font-weight="normal" fo:font-family="Verdana" style:font-family-asian="Verdana" style:font-family-complex="Verdana" fo:background-color="transparent" fo:color="#00b050"/>
    </style:style>
    <style:style style:name="T21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22" style:family="text">
      <style:text-properties fo:font-size="12.00pt" fo:font-weight="normal" fo:font-family="Verdana" style:font-family-asian="Verdana" style:font-family-complex="Verdana" fo:background-color="transparent" fo:color="#ff0000"/>
    </style:style>
    <style:style style:name="T23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24" style:family="text">
      <style:text-properties fo:font-size="12.00pt" fo:font-weight="normal" fo:font-family="Verdana" style:font-family-asian="Verdana" style:font-family-complex="Verdana" fo:background-color="transparent" fo:color="#00b050"/>
    </style:style>
    <style:style style:name="T25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26" style:family="text">
      <style:text-properties fo:font-size="12.00pt" fo:font-weight="normal" fo:font-family="Verdana" style:font-family-asian="Verdana" style:font-family-complex="Verdana" fo:background-color="transparent" fo:color="#00b050"/>
    </style:style>
    <style:style style:name="T27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28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29" style:family="text">
      <style:text-properties fo:font-size="12.00pt" fo:font-weight="normal" fo:font-family="Verdana" style:font-family-asian="Verdana" style:font-family-complex="Verdana" fo:background-color="transparent" fo:color="#00b050"/>
    </style:style>
    <style:style style:name="T30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31" style:family="text">
      <style:text-properties fo:font-size="12.00pt" fo:font-weight="normal" fo:font-family="Verdana" style:font-family-asian="Verdana" style:font-family-complex="Verdana" fo:background-color="transparent" fo:color="#00b050"/>
    </style:style>
    <style:style style:name="T32" style:family="text">
      <style:text-properties fo:font-size="12.00pt" fo:font-weight="normal" fo:font-family="Verdana" style:font-family-asian="Verdana" style:font-family-complex="Verdana" fo:background-color="transparent" style:use-window-font-color="true" fo:font-style="italic"/>
    </style:style>
    <style:style style:name="T33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34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35" style:family="text">
      <style:text-properties fo:font-size="12.00pt" fo:font-weight="normal" fo:font-family="Verdana" style:font-family-asian="Verdana" style:font-family-complex="Verdana" fo:background-color="transparent" fo:color="#00b050"/>
    </style:style>
    <style:style style:name="T36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37" style:family="text">
      <style:text-properties fo:font-size="12.00pt" fo:font-weight="normal" fo:font-family="Verdana" style:font-family-asian="Verdana" style:font-family-complex="Verdana" fo:background-color="transparent" fo:color="#00b050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Übung Benutzerrechte 3<text:line-break/></text:span></text:p>
      <text:p text:style-name="P2"><text:span text:style-name="T2">1. Legen Sie 2 neue Benutzer (tanja und sabine) inkl. Home-Verzeichnis an.</text:span></text:p>
      <text:p text:style-name="P2"><text:span text:style-name="T2"><text:line-break/></text:span><text:span text:style-name="T3">sudo useradd -m tanja sabine<text:line-break/></text:span><text:span text:style-name="T4"><text:line-break/></text:span><text:span text:style-name="T5">2. Erstellen Sie eine neue Gruppe LINUX und fügen die beiden neuen Benutzer hinzu.<text:line-break/></text:span></text:p>
      <text:p text:style-name="P2"><text:span text:style-name="T6">sudo groupadd LINUX</text:span></text:p>
      <text:p text:style-name="P2"><text:span text:style-name="T6">sudo adduser tanja LINUX</text:span></text:p>
      <text:p text:style-name="P2"><text:span text:style-name="T6">sudo adduser sabine LINUX</text:span></text:p>
      <text:p text:style-name="P2"><text:span text:style-name="T7"><text:line-break/>3. Erstellen Sie eine neues Verzeichnis /home/LINUX, stellen den Besitzer auf root und die Gruppe auf LINUX mit vollen Rechten. Alle anderen sollen keine Zugriffsrechte haben.<text:line-break/><text:line-break/></text:span><text:span text:style-name="T8">mkdir /home/LINUX</text:span></text:p>
      <text:p text:style-name="P2"><text:span text:style-name="T8">sudo chown root:LINUX /home/LINUX</text:span></text:p>
      <text:p text:style-name="P2"><text:span text:style-name="T8">sudo chmod /home/LINUX 770<text:line-break/></text:span><text:span text:style-name="T9"><text:line-break/>4. Lassen Sie sich nun die Dateien /etc/passwd und /etc/shadow anzeigen.<text:line-break/></text:span><text:span text:style-name="T10"><text:line-break/>sudo cat /etc/passwd</text:span></text:p>
      <text:p text:style-name="P2"><text:span text:style-name="T10">sudo cat /etc/shadow</text:span></text:p>
      <text:p text:style-name="P2"><text:span text:style-name="T11"><text:line-break/>5.<text:s/></text:span><text:span text:style-name="T12">Legen Sie als root eine Datei in den Home-Verzeichnissen der neuen Benutzer sowie im Verzeichnis /home/LINUX/ an.<text:line-break/></text:span></text:p>
      <text:p text:style-name="P2"><text:span text:style-name="T13">sudo<text:s/></text:span><text:span text:style-name="T14">touch info.txt<text:line-break/>cp -R info.txt /home/*<text:line-break/></text:span></text:p>
      <text:p text:style-name="P2"><text:span text:style-name="T15">Können die Dateien in den Home-Verzeichnissen von dem jeweiligen <text:line-break/>Home-Besitzer verändert werden?<text:line-break/><text:line-break/></text:span><text:span text:style-name="T16">Die Benutzer haben hier nur Leserechte.</text:span><text:span text:style-name="T17"><text:line-break/></text:span></text:p>
      <text:p text:style-name="P2"><text:span text:style-name="T17">Können diese Dateien gelöscht werden?<text:line-break/><text:line-break/></text:span><text:span text:style-name="T18">Ja, wenn sie sich im home-Ordner des Users befinden.</text:span></text:p>
      <text:p text:style-name="P2"><text:span text:style-name="T19"><text:line-break/>Wer kann die Datei im Verzeichnis /home/LINUX/ löschen?<text:line-break/><text:line-break/></text:span><text:span text:style-name="T20">Der Besitzer (root).<text:line-break/></text:span></text:p>
      <text:p text:style-name="P2"><text:span text:style-name="T21">6. Erstellen Sie als Benutzerin tanja eine Datei (vontanja) im Verzeichnis /home/LINUX/.</text:span></text:p>
      <text:p text:style-name="P2"><text:span text:style-name="T21">Kopieren Sie anschließend diese Datei mit der Benutzerin sabine (die bereits Zugriff auf das Verzeichnis hat) und vergleichen die Besitzerangaben.<text:line-break/><text:line-break/></text:span><text:span text:style-name="T22"><text:line-break/></text:span></text:p>
      <text:p text:style-name="P2"><text:span text:style-name="T23">7. Experimentieren Sie in dem Verzeichnis LINUX weiter mit den Zugriffsrechten. <text:line-break/><text:line-break/>Wie müssen Sie den Gruppen-Besitzer und die Zugriffsrechte ändern, dass der Besitzer und alle anderen vollen Zugriff auf Dateien haben, die Gruppe jedoch keinen?<text:line-break/><text:line-break/></text:span><text:span text:style-name="T24">chmod 707 /home/LINUX<text:line-break/></text:span></text:p>
      <text:p text:style-name="P2"><text:span text:style-name="T25">8. Ändern Sie nun die Zugriffsrechte für das Verzeichnis so, dass alle anderen das Verzeichnis betreten und lesen aber nicht schreiben dürfen.<text:line-break/><text:line-break/></text:span><text:span text:style-name="T26">chmod o=r /home/LINUX</text:span></text:p>
      <text:p text:style-name="P2"><text:span text:style-name="T27"><text:line-break/>9. Wodurch unterscheidet der Kernel Benutzer und Gruppen?<text:s/></text:span><text:span text:style-name="T28"><text:line-break/><text:line-break/></text:span><text:span text:style-name="T29">Benutzer besitzen Passwörter und sind Mitglieder von Gruppen.</text:span><text:span text:style-name="T30"><text:line-break/><text:line-break/>10. Welcher Wert steht in der 2. Spalte der Datei /etc/passwd?<text:line-break/>Warum steht dort dieser Wert? <text:line-break/><text:line-break/></text:span><text:span text:style-name="T31">In der Spalte befindet sich der Wert "X" für den Passwortstatus (verschlüsselt).</text:span><text:span text:style-name="T32"><text:line-break/></text:span></text:p>
      <text:p text:style-name="P2"><text:span text:style-name="T33">11. Än</text:span><text:span text:style-name="T34">dern Sie das Kennwort von Benutzer heike.<text:line-break/>Fragen Sie den Status zu diesem Kennwort ab.<text:line-break/>Wie ändert sich die Datei /etc/shadow?<text:s text:c="2"/><text:line-break/><text:line-break/></text:span><text:span text:style-name="T35">passwd heike</text:span></text:p>
      <text:p text:style-name="P2"><text:span text:style-name="T35">passwd -S heike</text:span><text:span text:style-name="T36"><text:line-break/><text:line-break/>12. Der Benutzer Vergesslich hat sein Kennwort vergessen. Wie können Sie ihm helfen? <text:line-break/></text:span></text:p>
      <text:p text:style-name="P2"><text:span text:style-name="T37">Mit einem Klaps auf den Hinterkopf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